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Checkin.setIdentical( boolean iden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setKeep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setNowarn( boolean no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Op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CCheckin.execute( String [ ] args , CC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Checkin.setPtime( boolean 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accept( CC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